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FreeMono" fo:language="en" fo:country="US" style:font-name-asian="Liberation Serif" style:language-asian="en" style:country-asian="US" style:font-name-complex="Liberation Serif" style:language-complex="en" style:country-complex="US"/>
    </style:style>
    <style:style style:name="P3" style:family="paragraph" style:parent-style-name="Horizontal_20_Line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2</text:p>
      <text:p text:style-name="P1"><text:s/>*Problem 1</text:p>
      <text:p text:style-name="P1"><text:s/>*/</text:p>
      <text:p text:style-name="P1"/>
      <text:p text:style-name="P1">/*</text:p>
      <text:p text:style-name="P1"><text:s/>*LOWER -&gt; Marks the lowest bounds of the table to be converted.</text:p>
      <text:p text:style-name="P1"><text:s/>*UPPER -&gt; Marks the highest bounds of the table to be converted.</text:p>
      <text:p text:style-name="P1"><text:s/>*STEP <text:s/>-&gt; The interval to increase the celsius temp to convert.</text:p>
      <text:p text:style-name="P1"><text:s/>*</text:p>
      <text:p text:style-name="P1"><text:s/>*celsius -&gt; The current celsius temperature to be converted.</text:p>
      <text:p text:style-name="P1"><text:s/>*/</text:p>
      <text:p text:style-name="P1"/>
      <text:p text:style-name="P1">#include &lt;stdio.h&gt;</text:p>
      <text:p text:style-name="P1"/>
      <text:p text:style-name="P1">//Lets define our constants</text:p>
      <text:p text:style-name="P1">#define LOWER 0</text:p>
      <text:p text:style-name="P1">#define UPPER 300</text:p>
      <text:p text:style-name="P1">#define STEP 20</text:p>
      <text:p text:style-name="P1"/>
      <text:p text:style-name="P1">main()</text:p>
      <text:p text:style-name="P1">{</text:p>
      <text:p text:style-name="P1"><text:s text:c="2"/>//Define our variables</text:p>
      <text:p text:style-name="P1"><text:s text:c="2"/>int celsius;</text:p>
      <text:p text:style-name="P1"/>
      <text:p text:style-name="P1"><text:s text:c="2"/>//Print out the heading and column headers.</text:p>
      <text:p text:style-name="P1"><text:s text:c="2"/>printf("Celsius -&gt; Fahrenheit Converter\n <text:s text:c="3"/>Celsius\tFahrenheit\n");</text:p>
      <text:p text:style-name="P1"><text:s text:c="2"/>//Convert between units and print out the results. <text:s text:c="2"/></text:p>
      <text:p text:style-name="P1"><text:s text:c="2"/>for (celsius = LOWER; celsius &lt;= UPPER; celsius += STEP)</text:p>
      <text:p text:style-name="P1"><text:s text:c="4"/>{</text:p>
      <text:p text:style-name="P1"><text:s text:c="6"/>printf (" <text:s text:c="5"/>%3d\t%6.1f\n", celsius, (9.0/5.0)*celsius+32);</text:p>
      <text:p text:style-name="P1"><text:s text:c="4"/>}</text:p>
      <text:p text:style-name="P1">}</text:p>
      <text:p text:style-name="P3"/>
      <text:p text:style-name="P2">Celsius -&gt; Fahrenheit Converter</text:p>
      <text:p text:style-name="P2"><text:s text:c="4"/>Celsius<text:tab/>Fahrenheit</text:p>
      <text:p text:style-name="P2"><text:s text:c="8"/>0 <text:s text:c="8"/>32.0</text:p>
      <text:p text:style-name="P2"><text:s text:c="7"/>20 <text:s text:c="8"/>68.0</text:p>
      <text:p text:style-name="P2"><text:s text:c="7"/>40 <text:s text:c="7"/>104.0</text:p>
      <text:p text:style-name="P2"><text:s text:c="7"/>60 <text:s text:c="7"/>140.0</text:p>
      <text:p text:style-name="P2"><text:s text:c="7"/>80 <text:s text:c="7"/>176.0</text:p>
      <text:p text:style-name="P2"><text:s text:c="6"/>100 <text:s text:c="7"/>212.0</text:p>
      <text:p text:style-name="P2"><text:s text:c="6"/>120 <text:s text:c="7"/>248.0</text:p>
      <text:p text:style-name="P2"><text:s text:c="6"/>140 <text:s text:c="7"/>284.0</text:p>
      <text:p text:style-name="P2"><text:s text:c="6"/>160 <text:s text:c="7"/>320.0</text:p>
      <text:p text:style-name="P2"><text:s text:c="6"/>180 <text:s text:c="7"/>356.0</text:p>
      <text:p text:style-name="P2"><text:s text:c="6"/>200 <text:s text:c="7"/>392.0</text:p>
      <text:p text:style-name="P2"><text:s text:c="6"/>220 <text:s text:c="7"/>428.0</text:p>
      <text:p text:style-name="P2"><text:soft-page-break/><text:s text:c="6"/>240<text:tab/><text:tab/> <text:s/>464.0</text:p>
      <text:p text:style-name="P2"><text:s text:c="6"/>260<text:tab/><text:tab/> <text:s/>500.0</text:p>
      <text:p text:style-name="P2"><text:s text:c="6"/>280<text:tab/><text:tab/> <text:s/>536.0</text:p>
      <text:p text:style-name="P2"><text:s text:c="6"/>300<text:tab/><text:tab/> <text:s/>572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14T15:20:18</meta:creation-date>
    <dc:date>2011-09-14T21:12:19</dc:date>
    <dc:creator>Braden Licastro</dc:creator>
    <meta:editing-duration>PT00H08M01S</meta:editing-duration>
    <meta:editing-cycles>5</meta:editing-cycles>
    <meta:generator>OpenOffice.org/3.2$Linux OpenOffice.org_project/320m12$Build-9483</meta:generator>
    <meta:printed-by>Braden Licastro</meta:printed-by>
    <meta:print-date>2011-09-14T21:10:04</meta:print-date>
    <meta:document-statistic meta:table-count="0" meta:image-count="0" meta:object-count="0" meta:page-count="2" meta:paragraph-count="48" meta:word-count="156" meta:character-count="1156"/>
  </office:meta>
</office:document-meta>
</file>